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ubject_5f_hierarchy" style:display-name="Subject_hierarchy" style:family="table">
      <style:table-properties style:width="17.013cm" fo:margin-left="0cm" table:align="left"/>
    </style:style>
    <style:style style:name="Subject_5f_hierarchy.A" style:display-name="Subject_hierarchy.A" style:family="table-column">
      <style:table-column-properties style:column-width="1.402cm"/>
    </style:style>
    <style:style style:name="Subject_5f_hierarchy.B" style:display-name="Subject_hierarchy.B" style:family="table-column">
      <style:table-column-properties style:column-width="6.35cm"/>
    </style:style>
    <style:style style:name="Subject_5f_hierarchy.C" style:display-name="Subject_hierarchy.C" style:family="table-column">
      <style:table-column-properties style:column-width="9.26cm"/>
    </style:style>
    <style:style style:name="Subject_5f_hierarchy.A1" style:display-name="Subject_hierarchy.A1" style:family="table-cell">
      <style:table-cell-properties fo:background-color="#000080" fo:padding="0.097cm" fo:border-left="0.05pt solid #000000" fo:border-right="none" fo:border-top="0.05pt solid #000000" fo:border-bottom="0.05pt solid #000000">
        <style:background-image/>
      </style:table-cell-properties>
    </style:style>
    <style:style style:name="Subject_5f_hierarchy.C1" style:display-name="Subject_hierarchy.C1" style:family="table-cell">
      <style:table-cell-properties fo:background-color="#000080" fo:padding="0.097cm" fo:border="0.05pt solid #000000">
        <style:background-image/>
      </style:table-cell-properties>
    </style:style>
    <style:style style:name="Subject_5f_hierarchy.A2" style:display-name="Subject_hierarchy.A2" style:family="table-cell">
      <style:table-cell-properties fo:background-color="#4d4d4d" fo:padding="0.097cm" fo:border-left="0.05pt solid #000000" fo:border-right="none" fo:border-top="none" fo:border-bottom="0.05pt solid #000000">
        <style:background-image/>
      </style:table-cell-properties>
    </style:style>
    <style:style style:name="Subject_5f_hierarchy.C2" style:display-name="Subject_hierarchy.C2"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left="0.762cm" fo:margin-right="0cm" fo:text-indent="-0.762cm" style:auto-text-indent="false">
        <style:tab-stops/>
      </style:paragraph-properties>
    </style:style>
    <style:style style:name="P2"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Heading_20_1" style:master-page-name="Standard">
      <style:paragraph-properties fo:margin-left="0.762cm" fo:margin-right="0cm" fo:text-indent="-0.762cm" style:auto-text-indent="false" style:page-number="auto">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lobal Health project: content and metadata</text:h>
      <text:p text:style-name="P1">Author: <text:tab/>Fred Riley</text:p>
      <text:p text:style-name="P1">Updated: <text:tab/><text:date style:data-style-name="N37" text:date-value="2013-05-06T15:16:40.68">06/05/13</text:date></text:p>
      <text:h text:style-name="Heading_20_1" text:outline-level="1">Introduction</text:h>
      <text:p text:style-name="Text_20_body">This document describes the information structure of the Global Health repository, in particular resource records and metadata. Although moderately technical, this is qualitatively different from the technical notes which are concerned with technical implementation. </text:p>
      <text:h text:style-name="Heading_20_1" text:outline-level="1">Metadata</text:h>
      <text:h text:style-name="Heading_20_2" text:outline-level="2">Subject hierarchy</text:h>
      <text:p text:style-name="Text_20_body">The repository content falls into five key areas, which are the top-level categories. These were specified in a document from Catrin Evans<text:note text:id="ftn0" text:note-class="footnote"><text:note-citation>1</text:note-citation><text:note-body><text:p text:style-name="Footnote">Revised categories and sub categories.docx</text:p></text:note-body></text:note>. The titles in [] are short titles to be used as submenu items or similar:</text:p>
      <text:p text:style-name="Text_20_body">Globalisation and Social Change [ Globalisation ]</text:p>
      <text:p text:style-name="Text_20_body">Global Health Topics [ Global Health ]</text:p>
      <text:p text:style-name="Text_20_body">Health Professions in a Global Context [ Health Professions ] </text:p>
      <text:p text:style-name="Text_20_body">Teaching Global Health [ Teaching ] </text:p>
      <text:p text:style-name="Text_20_body">Overseas Electives [ Electives ] </text:p>
      <text:p text:style-name="Text_20_body">Each of these contains sub-categories, as outlined in the table below. The ID value is the primary key in the gh_key_area table:</text:p>
      <table:table table:name="Subject_hierarchy" table:style-name="Subject_5f_hierarchy">
        <table:table-column table:style-name="Subject_5f_hierarchy.A"/>
        <table:table-column table:style-name="Subject_5f_hierarchy.B"/>
        <table:table-column table:style-name="Subject_5f_hierarchy.C"/>
        <table:table-row>
          <table:table-cell table:style-name="Subject_5f_hierarchy.A1" office:value-type="string">
            <text:p text:style-name="P2">ID</text:p>
          </table:table-cell>
          <table:table-cell table:style-name="Subject_5f_hierarchy.A1" office:value-type="string">
            <text:p text:style-name="P2">Key area</text:p>
          </table:table-cell>
          <table:table-cell table:style-name="Subject_5f_hierarchy.C1" office:value-type="string">
            <text:p text:style-name="P2">Categories</text:p>
          </table:table-cell>
        </table:table-row>
        <table:table-row>
          <table:table-cell table:style-name="Subject_5f_hierarchy.A2" office:value-type="string">
            <text:p text:style-name="P2">1</text:p>
          </table:table-cell>
          <table:table-cell table:style-name="Subject_5f_hierarchy.A2" office:value-type="string">
            <text:p text:style-name="P8">Globalisation and Social Change</text:p>
          </table:table-cell>
          <table:table-cell table:style-name="Subject_5f_hierarchy.C2" office:value-type="string">
            <text:p text:style-name="P3">Theories of globalisation</text:p>
            <text:p text:style-name="P3">Social justice, human rights and health</text:p>
            <text:p text:style-name="P3">Population migration and health</text:p>
            <text:p text:style-name="P3">Technology </text:p>
            <text:p text:style-name="P3">New and emerging infectious diseases</text:p>
            <text:p text:style-name="P3">Climate change and sustainability </text:p>
            <text:p text:style-name="P3">Urbanisation</text:p>
            <text:p text:style-name="P3">Population growth </text:p>
            <text:p text:style-name="P3">Global economy and health</text:p>
            <text:p text:style-name="P3">Global health governance <text:s/></text:p>
          </table:table-cell>
        </table:table-row>
        <table:table-row>
          <table:table-cell table:style-name="Subject_5f_hierarchy.A2" office:value-type="string">
            <text:p text:style-name="P2">2</text:p>
          </table:table-cell>
          <table:table-cell table:style-name="Subject_5f_hierarchy.A2" office:value-type="string">
            <text:p text:style-name="P2">Global Health Topics</text:p>
          </table:table-cell>
          <table:table-cell table:style-name="Subject_5f_hierarchy.C2" office:value-type="string">
            <text:p text:style-name="P3">Millennium Development Goals</text:p>
            <text:p text:style-name="P3">Global public health</text:p>
            <text:p text:style-name="P3">Determinants of health</text:p>
            <text:p text:style-name="P3">Non-communicable diseasesEpidemiology and burden of disease</text:p>
            <text:p text:style-name="P3">Determinants of health</text:p>
            <text:p text:style-name="P3">Health systems and models of service delivery </text:p>
            <text:p text:style-name="P3">Communicable diseases</text:p>
            <text:p text:style-name="P3">Non-communicable diseases </text:p>
            <text:p text:style-name="P3"><text:soft-page-break/>Child health</text:p>
            <text:p text:style-name="P3">Maternal health</text:p>
            <text:p text:style-name="P3">Gender and health </text:p>
            <text:p text:style-name="P3">Unintentional injuries </text:p>
            <text:p text:style-name="P3">Millennium development goals </text:p>
          </table:table-cell>
        </table:table-row>
        <table:table-row>
          <table:table-cell table:style-name="Subject_5f_hierarchy.A2" office:value-type="string">
            <text:p text:style-name="P2">3</text:p>
          </table:table-cell>
          <table:table-cell table:style-name="Subject_5f_hierarchy.A2" office:value-type="string">
            <text:p text:style-name="P2">Health Professions in a Global Context</text:p>
          </table:table-cell>
          <table:table-cell table:style-name="Subject_5f_hierarchy.C2" office:value-type="string">
            <text:p text:style-name="P3">Migration of health professionals </text:p>
            <text:p text:style-name="P3">Human resource status and policies </text:p>
            <text:p text:style-name="P3">Leadership </text:p>
            <text:p text:style-name="P3">Regulation and governance </text:p>
            <text:p text:style-name="P3">Education</text:p>
          </table:table-cell>
        </table:table-row>
        <table:table-row>
          <table:table-cell table:style-name="Subject_5f_hierarchy.A2" office:value-type="string">
            <text:p text:style-name="P2">4</text:p>
          </table:table-cell>
          <table:table-cell table:style-name="Subject_5f_hierarchy.A2" office:value-type="string">
            <text:p text:style-name="P2">Overseas Electives</text:p>
          </table:table-cell>
          <table:table-cell table:style-name="Subject_5f_hierarchy.C2" office:value-type="string">
            <text:p text:style-name="P3"/>
            <text:p text:style-name="P3">Planning a clinical placement <text:s/>overseas <text:s/></text:p>
            <text:p text:style-name="P3">Effective learning from an overseas placement </text:p>
          </table:table-cell>
        </table:table-row>
        <table:table-row>
          <table:table-cell table:style-name="Subject_5f_hierarchy.A2" office:value-type="string">
            <text:p text:style-name="P2">5</text:p>
          </table:table-cell>
          <table:table-cell table:style-name="Subject_5f_hierarchy.A2" office:value-type="string">
            <text:p text:style-name="P2">Teaching Global Health</text:p>
          </table:table-cell>
          <table:table-cell table:style-name="Subject_5f_hierarchy.C2" office:value-type="string">
            <text:p text:style-name="P3">Global citizenship</text:p>
            <text:p text:style-name="P3">Cultural competence </text:p>
            <text:p text:style-name="P3">Global health course design and curricula</text:p>
            <text:p text:style-name="P3">Global health teaching approaches and practices</text:p>
            <text:p text:style-name="P3">Supporting international students</text:p>
          </table:table-cell>
        </table:table-row>
      </table:table>
      <text:p text:style-name="Text_20_body"/>
      <text:h text:style-name="Heading_20_3" text:outline-level="3">Database implementation</text:h>
      <text:p text:style-name="Text_20_body">This relation between key areas and subjects is implemented in the database with the tables <text:span text:style-name="T1">gh_key_area</text:span><text:span text:style-name="T2"> and </text:span><text:span text:style-name="T1">gh_subject</text:span><text:span text:style-name="T2">. The rule is that:</text:span></text:p>
      <text:p text:style-name="P7">a key area may have many subjects and must have at least one</text:p>
      <text:p text:style-name="P7">a subject may only belong to one key area, and must have a parent</text:p>
      <text:p text:style-name="P7">This is a one-to-many relationship between key area and subject, so the key area ID is a foreign key in the subject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18:04:32.49</meta:creation-date>
    <dc:date>2013-05-06T15:16:40.49</dc:date>
    <meta:editing-duration>PT5H47M22S</meta:editing-duration>
    <meta:editing-cycles>5</meta:editing-cycles>
    <meta:generator>LibreOffice/3.4$Win32 LibreOffice_project/340m1$Build-402</meta:generator>
    <meta:document-statistic meta:table-count="1" meta:image-count="0" meta:object-count="0" meta:page-count="2" meta:paragraph-count="68" meta:word-count="369" meta:character-count="2507" meta:non-whitespace-character-count="2182"/>
  </office:meta>
</office:document-meta>
</file>